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D70ED1590345122D.png" manifest:media-type="image/png"/>
  <manifest:file-entry manifest:full-path="Pictures/1000020100000780000004388BDBE7DC17E7FCEC.png" manifest:media-type="image/png"/>
  <manifest:file-entry manifest:full-path="Pictures/100002010000078000000438092597F89B5A1CEE.png" manifest:media-type="image/png"/>
  <manifest:file-entry manifest:full-path="Pictures/100002010000078000000438E5CA721ACE441ED9.png" manifest:media-type="image/png"/>
  <manifest:file-entry manifest:full-path="Pictures/100002010000078000000438AE279470267E6AE9.png" manifest:media-type="image/png"/>
  <manifest:file-entry manifest:full-path="Pictures/1000020100000780000004382D30D1D31F7C80CD.png" manifest:media-type="image/png"/>
  <manifest:file-entry manifest:full-path="Pictures/10000201000007800000043813CF69C2393F1B95.png" manifest:media-type="image/png"/>
  <manifest:file-entry manifest:full-path="Pictures/1000020100000780000004380B7AD86CB0E0C9E5.png" manifest:media-type="image/png"/>
  <manifest:file-entry manifest:full-path="Pictures/10000201000007800000043824DB3032C601A986.png" manifest:media-type="image/png"/>
  <manifest:file-entry manifest:full-path="Pictures/100002010000078000000438A45FE425C251586C.png" manifest:media-type="image/png"/>
  <manifest:file-entry manifest:full-path="Pictures/1000020100000780000004385DDCF2A666B088F3.png" manifest:media-type="image/png"/>
  <manifest:file-entry manifest:full-path="Pictures/100002010000078000000438233B2AC6742C4ABC.png" manifest:media-type="image/png"/>
  <manifest:file-entry manifest:full-path="Pictures/100002010000078000000438FDFBB9DD82AAC3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27.999cm" svg:height="15.748cm" svg:x="0.018cm" svg:y="0.017cm">
          <draw:image xlink:href="Pictures/1000020100000780000004380B7AD86CB0E0C9E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3" draw:layer="layout" svg:width="27.999cm" svg:height="15.748cm" svg:x="0.018cm" svg:y="0.017cm">
          <draw:image xlink:href="Pictures/10000201000007800000043813CF69C2393F1B9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999cm" svg:height="15.748cm" svg:x="0.018cm" svg:y="0.017cm">
          <draw:image xlink:href="Pictures/100002010000078000000438A45FE425C251586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999cm" svg:height="15.748cm" svg:x="0.018cm" svg:y="0.017cm">
          <draw:image xlink:href="Pictures/100002010000078000000438233B2AC6742C4AB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999cm" svg:height="15.748cm" svg:x="0.018cm" svg:y="0.017cm">
          <draw:image xlink:href="Pictures/100002010000078000000438FDFBB9DD82AAC3D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999cm" svg:height="15.748cm" svg:x="0.018cm" svg:y="0.017cm">
          <draw:image xlink:href="Pictures/10000201000007800000043824DB3032C601A98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999cm" svg:height="15.748cm" svg:x="0.018cm" svg:y="0.017cm">
          <draw:image xlink:href="Pictures/1000020100000780000004382D30D1D31F7C80C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999cm" svg:height="15.748cm" svg:x="0.018cm" svg:y="0.017cm">
          <draw:image xlink:href="Pictures/100002010000078000000438AE279470267E6AE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999cm" svg:height="15.748cm" svg:x="0.018cm" svg:y="0.017cm">
          <draw:image xlink:href="Pictures/1000020100000780000004385DDCF2A666B088F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999cm" svg:height="15.748cm" svg:x="0.018cm" svg:y="0.017cm">
          <draw:image xlink:href="Pictures/100002010000078000000438E5CA721ACE441ED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999cm" svg:height="15.748cm" svg:x="0.018cm" svg:y="0.017cm">
          <draw:image xlink:href="Pictures/100002010000078000000438092597F89B5A1CE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999cm" svg:height="15.748cm" svg:x="0.018cm" svg:y="0.017cm">
          <draw:image xlink:href="Pictures/100002010000078000000438D70ED1590345122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999cm" svg:height="15.748cm" svg:x="0cm" svg:y="0.002cm">
          <draw:image xlink:href="Pictures/1000020100000780000004388BDBE7DC17E7FCE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9:26:08.446358495</meta:creation-date>
    <dc:date>2020-05-28T19:59:02.213966912</dc:date>
    <meta:editing-duration>PT3M28S</meta:editing-duration>
    <meta:editing-cycles>2</meta:editing-cycles>
    <meta:generator>LibreOffice/6.0.7.3$Linux_X86_64 LibreOffice_project/00m0$Build-3</meta:generator>
    <meta:document-statistic meta:object-count="74"/>
  </office:meta>
</office:document-meta>
</file>